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3000002DDB5685774EEF3B0C4.png" manifest:media-type="image/png"/>
  <manifest:file-entry manifest:full-path="Pictures/10000001000002F7000002CC3169AEAA2656F637.png" manifest:media-type="image/png"/>
  <manifest:file-entry manifest:full-path="Pictures/100000010000023B000002E2C670164CF39817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char" svg:x="0.242cm" svg:y="-1.665cm" svg:width="17cm" svg:height="15.833cm" draw:z-index="1"><draw:image xlink:href="Pictures/1000000100000313000002DDB5685774EEF3B0C4.png" xlink:type="simple" xlink:show="embed" xlink:actuate="onLoad" draw:mime-type="image/png"/></draw:frame><draw:frame draw:style-name="fr1" draw:name="Изображение1" text:anchor-type="char" svg:x="0.803cm" svg:y="10.88cm" svg:width="15cm" svg:height="14.15cm" draw:z-index="0"><draw:image xlink:href="Pictures/10000001000002F7000002CC3169AEAA2656F637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x="0.099cm" svg:y="0.023cm" svg:width="15.109cm" svg:height="19.528cm" draw:z-index="2"><draw:image xlink:href="Pictures/100000010000023B000002E2C670164CF398174B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23:39:55.163000000</meta:creation-date>
    <dc:date>2025-05-01T23:41:24.735000000</dc:date>
    <meta:editing-duration>PT1M29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6.1.2$Windows_X86_64 LibreOffice_project/f5defcebd022c5bc36bbb79be232cb6926d8f674</meta:generator>
  </office:meta>
</office:document-meta>
</file>